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.671cm" fo:min-width="4.70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0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2.598cm" fo:min-width="4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2.525cm" fo:min-width="4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30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style:font-name="Courier 10 Pitch1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1" fo:font-size="12pt" style:font-size-asian="12pt" style:font-size-complex="12pt"/>
    </style:style>
    <style:style style:name="T4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7cm" svg:height="2.921cm" svg:x="9.89cm" svg:y="4.683cm">
          <text:p text:style-name="P1"><text:span text:style-name="T1">: Ballplayer</text:span></text:p>
          <text:p text:style-name="P1"><text:span text:style-name="T1">name = "Joe Dimaggio"</text:span></text:p>
          <text:p text:style-name="P1"><text:span text:style-name="T1">uni = 5</text:span></text:p>
          <text:p text:style-name="P1"><text:span text:style-name="T1">pos = "OF"</text:span></text:p>
          <text:p text:style-name="P1"><text:span text:style-name="T1">numHits = 0</text:span></text:p>
          <text:p text:style-name="P1"><text:span text:style-name="T1">numAtBats = 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cm" svg:y1="5.262cm" svg:x2="15.097cm" svg:y2="5.25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draw:layer="layout" svg:width="2.788cm" svg:height="0.742cm" svg:x="3.921cm" svg:y="9.255cm">
          <draw:text-box>
            <text:p><text:span text:style-name="T3">joltinJoe</text:span></text:p>
          </draw:text-box>
        </draw:frame>
        <draw:frame draw:style-name="gr6" draw:text-style-name="P5" xml:id="id2" draw:id="id2" draw:layer="layout" svg:width="3.55cm" svg:height="0.742cm" svg:x="3.092cm" svg:y="8.239cm">
          <draw:text-box>
            <text:p><text:span text:style-name="T3">theSayHeyKid</text:span></text:p>
          </draw:text-box>
        </draw:frame>
        <draw:connector draw:style-name="gr7" draw:text-style-name="P3" draw:layer="layout" draw:type="curve" svg:x1="6.897cm" svg:y1="9.56cm" svg:x2="9.89cm" svg:y2="6.143cm" draw:end-shape="id1" svg:d="M6897 9560c1869 0 373-3417 2993-3417" svg:viewBox="0 0 2994 3418">
          <text:p/>
        </draw:connector>
        <draw:custom-shape draw:style-name="gr8" draw:text-style-name="P2" xml:id="id3" draw:id="id3" draw:layer="layout" svg:width="4.826cm" svg:height="2.848cm" svg:x="15.322cm" svg:y="4.121cm">
          <text:p text:style-name="P1"><text:span text:style-name="T1">: Ballplayer</text:span></text:p>
          <text:p text:style-name="P1"><text:span text:style-name="T1">name = "Willie Mays"</text:span></text:p>
          <text:p text:style-name="P1"><text:span text:style-name="T1">uni = 24</text:span></text:p>
          <text:p text:style-name="P1"><text:span text:style-name="T1">pos = "OF"</text:span></text:p>
          <text:p text:style-name="P1"><text:span text:style-name="T1">numHits = 0</text:span></text:p>
          <text:p text:style-name="P1"><text:span text:style-name="T1">numAtBats = 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38cm" svg:y1="4.672cm" svg:x2="20.148cm" svg:y2="4.672cm">
          <text:p/>
        </draw:line>
        <draw:frame draw:style-name="gr9" draw:text-style-name="P6" draw:layer="layout" svg:width="2.534cm" svg:height="0.924cm" draw:transform="rotate (1.5707963267949) translate (1.684cm 9.713cm)">
          <draw:text-box>
            <text:p><text:span text:style-name="T4">main()</text:span></text:p>
          </draw:text-box>
        </draw:frame>
        <draw:custom-shape draw:style-name="gr10" draw:text-style-name="P2" xml:id="id5" draw:id="id5" draw:layer="layout" svg:width="5.207cm" svg:height="2.775cm" svg:x="13.824cm" svg:y="8.477cm">
          <text:p text:style-name="P1"><text:span text:style-name="T1">: Pitcher</text:span></text:p>
          <text:p text:style-name="P1"><text:span text:style-name="T1">name = "Sandy Koufax"</text:span></text:p>
          <text:p text:style-name="P1"><text:span text:style-name="T1">uni = 32</text:span></text:p>
          <text:p text:style-name="P1"><text:span text:style-name="T1">handedness = "L"</text:span></text:p>
          <text:p text:style-name="P1"><text:span text:style-name="T1">koDominance = .5</text:span></text:p>
          <text:p text:style-name="P1"><text:span text:style-name="T1">numKos = 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824cm" svg:y1="8.955cm" svg:x2="19.031cm" svg:y2="8.949cm">
          <text:p/>
        </draw:line>
        <draw:connector draw:style-name="gr7" draw:text-style-name="P3" draw:layer="layout" draw:type="curve" svg:x1="6.642cm" svg:y1="8.61cm" svg:x2="17.735cm" svg:y2="6.969cm" draw:start-shape="id2" draw:start-glue-point="1" draw:end-shape="id3" draw:end-glue-point="2" svg:d="M6642 8610c7396 0 11093-547 11093-1641" svg:viewBox="0 0 11094 1642">
          <text:p/>
        </draw:connector>
        <draw:frame draw:style-name="gr11" draw:text-style-name="P5" xml:id="id4" draw:id="id4" draw:layer="layout" svg:width="3.804cm" svg:height="0.742cm" svg:x="2.792cm" svg:y="7.339cm">
          <draw:text-box>
            <text:p><text:span text:style-name="T3">bestOfAllTime</text:span></text:p>
          </draw:text-box>
        </draw:frame>
        <draw:connector draw:style-name="gr7" draw:text-style-name="P3" draw:layer="layout" draw:type="curve" svg:x1="6.596cm" svg:y1="7.71cm" svg:x2="13.824cm" svg:y2="9.864cm" draw:start-shape="id4" draw:start-glue-point="1" draw:end-shape="id5" svg:d="M6596 7710c5419 0 1806 2154 7228 2154" svg:viewBox="0 0 7229 2155">
          <text:p/>
        </draw:connector>
        <draw:line draw:style-name="gr2" draw:text-style-name="P3" draw:layer="layout" svg:x1="2.778cm" svg:y1="10.271cm" svg:x2="9.255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3T10:20:21.160449060</dc:date>
    <meta:editing-duration>PT48M57S</meta:editing-duration>
    <meta:editing-cycles>16</meta:editing-cycles>
    <meta:document-statistic meta:object-count="16"/>
  </office:meta>
</office:document-meta>
</file>